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1e94acb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96d71" officeooo:paragraph-rsid="02596d71" style:text-blinking="false" fo:background-color="transparent" text:display="none" style:text-overline-style="none" style:text-overline-color="font-color"/>
    </style:style>
    <style:style style:name="P6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f73df" officeooo:paragraph-rsid="025f73df" style:text-blinking="false" fo:background-color="transparent" text:display="none" style:text-overline-style="none" style:text-overline-color="font-color"/>
    </style:style>
    <style:style style:name="P7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f9845" officeooo:paragraph-rsid="025f9845" style:text-blinking="false" fo:background-color="transparent" text:display="none" style:text-overline-style="none" style:text-overline-color="font-color"/>
    </style:style>
    <style:style style:name="P8" style:family="paragraph" style:parent-style-name="A4_5f_Normal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7310c3" officeooo:paragraph-rsid="02737ee0" style:text-blinking="false" fo:background-color="transparent" text:display="none" style:text-overline-style="none" style:text-overline-color="font-color"/>
    </style:style>
    <style:style style:name="P9" style:family="paragraph" style:parent-style-name="A4_5f_Normal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7458ee" officeooo:paragraph-rsid="027458ee" style:text-blinking="false" fo:background-color="transparent" text:display="none" style:text-overline-style="none" style:text-overline-color="font-color"/>
    </style:style>
    <style:style style:name="P10" style:family="paragraph" style:parent-style-name="A4_5f_Normal">
      <style:text-properties officeooo:rsid="02780a4b" officeooo:paragraph-rsid="02780a4b"/>
    </style:style>
    <style:style style:name="P11" style:family="paragraph" style:parent-style-name="A4_5f_Normal">
      <style:text-properties style:use-window-font-color="true" style:text-position="0% 100%" style:font-name="Courier New3" fo:font-size="10pt" fo:language="pt" fo:country="PT" officeooo:rsid="027458ee" officeooo:paragraph-rsid="02780a4b" text:display="true"/>
    </style:style>
    <style:style style:name="P12" style:family="paragraph" style:parent-style-name="A5_5f_Titulo2">
      <style:text-properties officeooo:rsid="027310c3" officeooo:paragraph-rsid="027310c3"/>
    </style:style>
    <style:style style:name="P13" style:family="paragraph" style:parent-style-name="A3_5f_Titulo1" style:master-page-name="Standard">
      <style:paragraph-properties style:page-number="auto"/>
      <style:text-properties officeooo:rsid="027310c3" officeooo:paragraph-rsid="027310c3"/>
    </style:style>
    <style:style style:name="P14" style:family="paragraph" style:parent-style-name="A6_5f_Lista_5f_Continua" style:list-style-name="Numbering_20_1">
      <style:text-properties officeooo:paragraph-rsid="02780a4b"/>
    </style:style>
    <style:style style:name="P15" style:family="paragraph" style:parent-style-name="A6_5f_Lista_5f_Continua" style:list-style-name="Numbering_20_1">
      <style:text-properties officeooo:paragraph-rsid="0279bdc6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27310c3" style:font-size-asian="10pt" style:font-size-complex="10pt"/>
    </style:style>
    <style:style style:name="T3" style:family="text">
      <style:text-properties style:font-name="Courier 10 Pitch" fo:font-size="10pt" officeooo:rsid="02780a4b" style:font-size-asian="10pt" style:font-size-complex="10pt"/>
    </style:style>
    <style:style style:name="T4" style:family="text">
      <style:text-properties style:font-name="Courier 10 Pitch" fo:font-size="10pt" officeooo:rsid="0137499c" style:font-size-asian="10pt" style:font-size-complex="10pt"/>
    </style:style>
    <style:style style:name="T5" style:family="text">
      <style:text-properties style:font-name="Courier 10 Pitch" fo:font-size="10pt" officeooo:rsid="027bc61a" style:font-size-asian="10pt" style:font-size-complex="10pt"/>
    </style:style>
    <style:style style:name="T6" style:family="text">
      <style:text-properties officeooo:rsid="00fd316c"/>
    </style:style>
    <style:style style:name="T7" style:family="text">
      <style:text-properties officeooo:rsid="013190a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use-window-font-color="true" style:font-name="Courier New3" fo:font-size="10pt" fo:language="en" fo:country="US" officeooo:rsid="02780a4b"/>
    </style:style>
    <style:style style:name="T10" style:family="text">
      <style:text-properties officeooo:rsid="02780a4b"/>
    </style:style>
    <style:style style:name="T11" style:family="text">
      <style:text-properties officeooo:rsid="0279bdc6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1.<text:span text:style-name="T10">RoadMap</text:span></text:h>
      <text:h text:style-name="P12" text:outline-level="2">1.1 <text:span text:style-name="T10">Introdução</text:span></text:h>
      <text:list xml:id="list8958109792058666140" text:style-name="Numbering_20_1">
        <text:list-item>
          <text:p text:style-name="P14">O propósito de um roteiro de produto é comunicar a direção e <text:span text:style-name="T10">o</text:span> progresso <text:span text:style-name="T10">ás</text:span> equip<text:span text:style-name="T10">a</text:span>s internas e externas, as partes interessadas <text:span text:style-name="T10">(</text:span><text:span text:style-name="T9">stakeholders)</text:span>.</text:p>
        </text:list-item>
        <text:list-item>
          <text:p text:style-name="P14">Ele mostra as iniciativas de alto nível e as etapas <text:span text:style-name="T10">planeadas</text:span> para chegar lá.</text:p>
        </text:list-item>
        <text:list-item>
          <text:p text:style-name="P14">Não deve incluir todos os recursos na lista de pendências de produto, ou uma lista de bugs específicos de engenharia.</text:p>
        </text:list-item>
        <text:list-item>
          <text:p text:style-name="P14">O roteiro é um documento de gestão de produto e deve <text:span text:style-name="T10">existir</text:span> separadamente.</text:p>
        </text:list-item>
        <text:list-item>
          <text:p text:style-name="P14">Criar um mapa do produto deve ser um processo contínuo durante todo o ciclo de vida de um produto. </text:p>
        </text:list-item>
        <text:list-item>
          <text:p text:style-name="P14">Requisitos e características devem ser geradas por muitas pessoas incluindo: clientes, parceiros, vendas, suporte, gestão, engenharia, operações e gestão de produtos.</text:p>
        </text:list-item>
        <text:list-item>
          <text:p text:style-name="P14">Cabe <text:span text:style-name="T10">à</text:span> equip<text:span text:style-name="T10">a</text:span> de g<text:span text:style-name="T10">estão</text:span> d<text:span text:style-name="T10">o</text:span> produto determinar as prioridades e certifique-se de que o roteiro está alinhado <text:span text:style-name="T10">de acordo</text:span> <text:span text:style-name="T10">com </text:span>os objetivos de negócios.</text:p>
        </text:list-item>
      </text:list>
      <text:h text:style-name="A5_5f_Titulo2" text:outline-level="2"><text:span text:style-name="T11">1.2 </text:span>exemplo de um roadmap de produto</text:h>
      <text:list xml:id="list73715204660549" text:continue-list="list8958109792058666140" text:style-name="Numbering_20_1">
        <text:list-item text:start-value="1">
          <text:p text:style-name="P15"><text:span text:style-name="T10">Um</text:span> roteiro <text:span text:style-name="T10">de</text:span> produto é um plano que coincide com os objetivos de negócios de curto e longo prazo com soluções de tecnologia específica para ajudar a atender a esses objetivos. </text:p>
        </text:list-item>
        <text:list-item>
          <text:p text:style-name="P15">Elaboração de roteiros é o exercício de construção de um roteiro de produto.</text:p>
        </text:list-item>
        <text:list-item>
          <text:p text:style-name="P15">Roteiros podem-<text:span text:style-name="T11">se</text:span> aplicar a novos produtos ou serviços ou ofertas existentes.</text:p>
        </text:list-item>
        <text:list-item>
          <text:p text:style-name="P15">Roteiros podem ser criados de maneiras diferentes e para mostrar informações diferentes, incluindo:</text:p>
          <text:list>
            <text:list-item>
              <text:p text:style-name="P15"><text:span text:style-name="T11">I</text:span>niciativas estratégicas <text:span text:style-name="T11">de </text:span>nível elevad<text:span text:style-name="T11">o</text:span></text:p>
            </text:list-item>
            <text:list-item>
              <text:p text:style-name="P15"><text:span text:style-name="T11">L</text:span>ançamentos por trimestre </text:p>
            </text:list-item>
            <text:list-item>
              <text:p text:style-name="P15"><text:span text:style-name="T11">C</text:span>aracterísticas detalhadas </text:p>
            </text:list-item>
            <text:list-item>
              <text:p text:style-name="P15"><text:span text:style-name="T11">M</text:span>anutenção e correções de bugs</text:p>
            </text:list-item>
          </text:list>
        </text:list-item>
      </text:list>
      <text:p text:style-name="P10"/>
      <text:p text:style-name="P10"/>
      <text:p text:style-name="P11"/>
      <text:p text:style-name="P9"/>
      <text:p text:style-name="P8"/>
      <text:p text:style-name="P7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Itálico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>
      <loext:graphic-properties draw:fill="solid" draw:fill-color="#e6e6ff" draw:opacity="100%"/>
      <style:paragraph-properties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A4_5f_Normal" style:next-style-name="A4_5f_Normal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Protuguês" style:family="text">
      <style:text-properties style:font-name="Courier New" fo:font-family="'Courier New'" style:font-style-name="Normal" style:font-family-generic="modern" style:font-pitch="fixed" fo:font-size="10pt" fo:background-color="transparent" style:font-size-asian="10.5pt" loext:shadow="none"/>
    </style:style>
    <style:style style:name="EInglês" style:family="text" style:parent-style-name="EProtuguês">
      <style:text-properties style:font-name="Courier New2" fo:font-family="'Courier New'" style:font-style-name="Itálico" style:font-family-generic="modern" style:font-pitch="fixed" fo:language="en" fo:country="US" fo:font-style="italic" fo:background-color="transparent" style:font-size-asian="10.5pt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1e94acb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style:font-name="Courier 10 Pitch" fo:font-size="10pt" officeooo:rsid="027310c3" style:font-size-asian="10pt" style:font-size-complex="10pt"/>
    </style:style>
    <style:style style:name="MT2" style:family="text">
      <style:text-properties style:font-name="Courier 10 Pitch" fo:font-size="10pt" style:font-size-asian="10pt" style:font-size-complex="10pt"/>
    </style:style>
    <style:style style:name="MT3" style:family="text">
      <style:text-properties style:font-name="Courier 10 Pitch" fo:font-size="10pt" officeooo:rsid="027bc61a" style:font-size-asian="10pt" style:font-size-complex="10pt"/>
    </style:style>
    <style:style style:name="MT4" style:family="text">
      <style:text-properties style:font-name="Courier 10 Pitch" fo:font-size="10pt" officeooo:rsid="0137499c" style:font-size-asian="10pt" style:font-size-complex="10pt"/>
    </style:style>
    <style:style style:name="MT5" style:family="text">
      <style:text-properties officeooo:rsid="00fd316c"/>
    </style:style>
    <style:style style:name="MT6" style:family="text">
      <style:text-properties officeooo:rsid="013190ad"/>
    </style:style>
    <style:style style:name="MT7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ODSOFT</text:span><text:span text:style-name="MT2"> – </text:span><text:span text:style-name="MT3">RoadMap</text:span><text:span text:style-name="MT2"><text:tab/></text:span><text:span text:style-name="MT2"><text:date style:data-style-name="N36" text:date-value="2017-08-29T04:56:39.357226607" text:fixed="true">29-08-2017</text:date></text:span><text:span text:style-name="MT2"> </text:span><text:span text:style-name="MT2"><text:time style:data-style-name="N41" text:time-value="2017-08-29T04:56:44.861648823" text:fixed="true">04:56:45</text:time></text:span></text:p>
      </style:header>
      <style:footer>
        <text:p text:style-name="MP2"><text:tab/><text:tab/><text:span text:style-name="MT4">Pág.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5"><text:tab/>INSIS</text:span> – <text:span text:style-name="MT6">Projeto IT1<text:tab/></text:span><text:tab/><text:span text:style-name="MT7"><text:date style:data-style-name="N30" text:date-value="2017-04-16T10:51:54.261323399" text:fixed="true">16-04-2017</text:date></text:span><text:span text:style-name="MT7"> </text:span><text:span text:style-name="MT7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4">Pág. </text:span><text:span text:style-name="MT2"><text:page-number text:select-page="current">0</text:page-number></text:span><text:span text:style-name="MT2">/</text:span><text:span text:style-name="MT2"><text:page-count>1</text:page-count></text:span></text:p>
      </style:footer>
    </style:master-page>
    <style:master-page style:name="Endnote" style:page-layout-name="Mpm5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Envelope" style:page-layout-name="Mpm8"/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08-29T07:37:14.875599653</dc:date>
    <meta:editing-duration>P4DT12H59M57S</meta:editing-duration>
    <meta:editing-cycles>337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56" meta:character-count="1570" meta:non-whitespace-character-count="1332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